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4pt" fo:font-weight="bold" officeooo:rsid="001a10a4" officeooo:paragraph-rsid="001a10a4" style:font-size-asian="4pt" style:font-weight-asian="bold" style:font-size-complex="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!"#$%&amp;'()*+,-./</text:p>
      <text:p text:style-name="P1">0123456789:;&lt;=&gt;?</text:p>
      <text:p text:style-name="P1">@ABCDEFGHIJKLMNO</text:p>
      <text:p text:style-name="P1">PQRSTUVWXYZ[\]^_</text:p>
      <text:p text:style-name="P1">`abcdefghijklmno</text:p>
      <text:p text:style-name="P1">pqrstuvwxyz{|}~•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23:10:29.657000000</meta:creation-date>
    <dc:date>2020-03-29T16:02:38.674000000</dc:date>
    <meta:editing-duration>PT16H41M57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6" meta:word-count="6" meta:character-count="96" meta:non-whitespace-character-count="95"/>
  </office:meta>
</office:document-meta>
</file>